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500000092035A932E80057F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016cm" presentation:class="title" presentation:user-transformed="true">
          <draw:text-box>
            <text:p>PostCss &amp; Autoprefixer</text:p>
          </draw:text-box>
        </draw:frame>
        <draw:frame draw:style-name="gr1" draw:text-style-name="P1" draw:layer="layout" svg:width="5.211cm" svg:height="3.862cm" svg:x="0.762cm" svg:y="0.508cm">
          <draw:image xlink:href="Pictures/10000000000000C500000092035A932E80057F93.png" xlink:type="simple" xlink:show="embed" xlink:actuate="onLoad" draw:mime-type="image/png">
            <text:p text:style-name="P1"/>
          </draw:image>
        </draw:frame>
        <draw:frame draw:style-name="gr2" draw:text-style-name="P2" draw:layer="layout" svg:width="5.565cm" svg:height="2.384cm" svg:x="21.082cm" svg:y="11.938cm">
          <draw:text-box>
            <text:p>BERNARD Hugo</text:p>
            <text:p>MANGENOT Alex</text:p>
            <text:p>BOULET Clé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https://postcss.org/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tps://postcss.org/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1-10-18T23:42:13.352000000</dc:date>
    <meta:editing-duration>PT5M40S</meta:editing-duration>
    <meta:editing-cycles>1</meta:editing-cycles>
    <meta:document-statistic meta:object-count="34"/>
  </office:meta>
</office:document-meta>
</file>